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9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20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21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2" style:parent-style-name="Standardnípísmoodstavce" style:family="text">
      <style:text-properties style:font-name-complex="Calibri" style:font-size-complex="11.5pt" fo:language="en" fo:country="US"/>
    </style:style>
    <style:style style:name="T23" style:parent-style-name="Standardnípísmoodstavce" style:family="text">
      <style:text-properties style:font-name-complex="Calibri" style:font-size-complex="11.5pt"/>
    </style:style>
    <style:style style:name="P24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5" style:parent-style-name="Standardnípísmoodstavce" style:family="text">
      <style:text-properties style:font-name-complex="Calibri" style:font-size-complex="11.5pt" fo:language="en" fo:country="US"/>
    </style:style>
    <style:style style:name="T26" style:parent-style-name="Standardnípísmoodstavce" style:family="text">
      <style:text-properties style:font-name-complex="Calibri" style:font-size-complex="11.5pt"/>
    </style:style>
    <style:style style:name="T27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P2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9" style:parent-style-name="Standardnípísmoodstavce" style:family="text">
      <style:text-properties style:font-name-complex="Calibri" style:font-size-complex="11.5pt" fo:language="en" fo:country="US"/>
    </style:style>
    <style:style style:name="T30" style:parent-style-name="Standardnípísmoodstavce" style:family="text">
      <style:text-properties style:font-name-complex="Calibri" style:font-size-complex="11.5pt"/>
    </style:style>
    <style:style style:name="P31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32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33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34" style:parent-style-name="Standardnípísmoodstavce" style:family="text">
      <style:text-properties style:font-name-complex="Calibri" style:font-size-complex="11.5pt" fo:language="en" fo:country="US"/>
    </style:style>
    <style:style style:name="T35" style:parent-style-name="Standardnípísmoodstavce" style:family="text">
      <style:text-properties style:font-name-complex="Calibri" style:font-size-complex="11.5pt"/>
    </style:style>
    <style:style style:name="P36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37" style:parent-style-name="Standardnípísmoodstavce" style:family="text">
      <style:text-properties style:font-name-complex="Calibri" style:font-size-complex="11.5pt" fo:language="en" fo:country="US"/>
    </style:style>
    <style:style style:name="T38" style:parent-style-name="Standardnípísmoodstavce" style:family="text">
      <style:text-properties style:font-name-complex="Calibri"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9/2020<text:bookmark-end text:name="Text14"/></text:p>
            <text:p text:style-name="Normální">KVOP-33882/2020<text:bookmark-end text:name="Text2"/></text:p>
            <text:p text:style-name="Normální"><text:bookmark-start text:name="Text6"/>13. 08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R. R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<text:span text:style-name="T18">Sd</text:span><text:span text:style-name="T19">ělení o poskytnutí informace<text:s/></text:span></text:p>
      <text:p text:style-name="P20">Vážený pane R.,</text:p>
      <text:p text:style-name="P21"><text:span text:style-name="T22">Dne 12. srpna 202o</text:span><text:span text:style-name="T23"><text:s/>byla do Kanceláře veřejného ochránce práv doručena Vaše žádost podle zákona č. 106/1999 Sb., o svobodném přístupu k informacím, ve znění pozdějších předpisů, kterou žádáte o zaslání Sborníku stanovisek veřejného ochránce práv Vězeňství II z roku 2019.</text:span></text:p>
      <text:p text:style-name="P24"><text:span text:style-name="T25">Ve smyslu zákona o svobodném p</text:span><text:span text:style-name="T26">řístupu k informacím,<text:s/></text:span><text:span text:style-name="T27">Vám k Vaší žádosti poskytuji tyto informace:<text:s/></text:span></text:p>
      <text:p text:style-name="P28"><text:span text:style-name="T29">Sborník stanovisek ve</text:span><text:span text:style-name="T30">řejného ochránce práv Vězeňství II z roku 2019.</text:span></text:p>
      <text:p text:style-name="P31"/>
      <text:p text:style-name="P32"/>
      <text:p text:style-name="P33"><text:span text:style-name="T34">JUDr. Pavel Po</text:span><text:span text:style-name="T35">řízek, Ph.D.<text:s/></text:span></text:p>
      <text:p text:style-name="P36"><text:span text:style-name="T37">vedoucí Kancelá</text:span><text:span text:style-name="T38">ře veřejného ochránce p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NUXZ*</text:span>*KVOPX00ANUXZ*</text:p>
        <text:p text:style-name="P12"><text:span text:style-name="T13">KVOPX00ANUXZ</text:span>KVOPX00ANUX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8-27T10:44:00Z</meta:creation-date>
    <dc:date>2020-08-27T10:49:00Z</dc:date>
    <meta:print-date>2020-08-13T09:24:00Z</meta:print-date>
    <meta:template xlink:href="KVOP_dopis%20vedoucího" xlink:type="simple"/>
    <meta:editing-cycles>3</meta:editing-cycles>
    <meta:editing-duration>PT300S</meta:editing-duration>
    <meta:user-defined meta:name="ContentTypeId">0x010100D3A71DC738674B4893D02C4CA0E22FAC</meta:user-defined>
    <meta:document-statistic meta:page-count="1" meta:paragraph-count="1" meta:word-count="108" meta:character-count="750" meta:row-count="5" meta:non-whitespace-character-count="643"/>
  </office:meta>
</office:document-meta>
</file>